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2.167cm" fo:margin-top="0cm" fo:margin-bottom="0cm" table:align="center" style:writing-mode="page"/>
    </style:style>
    <style:style style:name="Table1.A" style:family="table-column">
      <style:table-column-properties style:column-width="1.039cm"/>
    </style:style>
    <style:style style:name="Table1.B" style:family="table-column">
      <style:table-column-properties style:column-width="9.523cm"/>
    </style:style>
    <style:style style:name="Table1.C" style:family="table-column">
      <style:table-column-properties style:column-width="1.6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0.5pt solid #000000"/>
    </style:style>
    <style:style style:name="Table2" style:family="table">
      <style:table-properties style:width="11.321cm" fo:margin-top="0cm" fo:margin-bottom="0cm" table:align="center" style:writing-mode="page"/>
    </style:style>
    <style:style style:name="Table2.A" style:family="table-column">
      <style:table-column-properties style:column-width="2.778cm"/>
    </style:style>
    <style:style style:name="Table2.B" style:family="table-column">
      <style:table-column-properties style:column-width="8.53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justify" style:justify-single-word="false"/>
    </style:style>
    <style:style style:name="P3" style:family="paragraph" style:parent-style-name="Standard" style:list-style-name="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 fo:text-align="justify" style:justify-single-word="false"/>
    </style:style>
    <style:style style:name="P5" style:family="paragraph" style:parent-style-name="Standard" style:list-style-name="">
      <style:paragraph-properties fo:margin-top="0cm" fo:margin-bottom="0cm" style:contextual-spacing="false" fo:line-height="100%" fo:text-align="justify" style:justify-single-word="false"/>
    </style:style>
    <style:style style:name="P6" style:family="paragraph" style:parent-style-name="Standard">
      <style:paragraph-properties fo:margin-top="0.494cm" fo:margin-bottom="0.494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8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/>
    </style:style>
    <style:style style:name="P9" style:family="paragraph" style:parent-style-name="Standard" style:list-style-name="WWNum2">
      <style:paragraph-properties fo:margin-top="0cm" fo:margin-bottom="0cm" style:contextual-spacing="false" fo:line-height="100%" fo:text-align="justify" style:justify-single-word="false"/>
    </style:style>
    <style:style style:name="P10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text-indent="1.27cm" style:auto-text-indent="false"/>
    </style:style>
    <style:style style:name="P12" style:family="paragraph" style:parent-style-name="Standard" style:list-style-name="WWNum4">
      <style:paragraph-properties fo:margin-top="0cm" fo:margin-bottom="0cm" style:contextual-spacing="false" fo:line-height="100%" fo:text-align="justify" style:justify-single-word="false"/>
      <style:text-properties officeooo:paragraph-rsid="0017d0c1"/>
    </style:style>
    <style:style style:name="P13" style:family="paragraph" style:parent-style-name="Standard" style:list-style-name="WWNum5">
      <style:paragraph-properties fo:margin-top="0cm" fo:margin-bottom="0cm" style:contextual-spacing="false" fo:line-height="100%" fo:text-align="justify" style:justify-single-word="false"/>
    </style:style>
    <style:style style:name="P14" style:family="paragraph" style:parent-style-name="Standard" style:list-style-name="WWNum6">
      <style:paragraph-properties fo:margin-top="0cm" fo:margin-bottom="0cm" style:contextual-spacing="false" fo:line-height="100%" fo:text-align="justify" style:justify-single-word="false"/>
    </style:style>
    <style:style style:name="P15" style:family="paragraph" style:parent-style-name="Standard" style:list-style-name="WWNum7">
      <style:paragraph-properties fo:margin-top="0cm" fo:margin-bottom="0cm" style:contextual-spacing="false" fo:line-height="100%" fo:text-align="justify" style:justify-single-word="false"/>
    </style:style>
    <style:style style:name="P16" style:family="paragraph" style:parent-style-name="Standard" style:list-style-name="WWNum8">
      <style:paragraph-properties fo:margin-top="0cm" fo:margin-bottom="0cm" style:contextual-spacing="false" fo:line-height="100%" fo:text-align="justify" style:justify-single-word="false"/>
    </style:style>
    <style:style style:name="P17" style:family="paragraph" style:parent-style-name="Standard" style:list-style-name="WWNum9">
      <style:paragraph-properties fo:margin-top="0cm" fo:margin-bottom="0cm" style:contextual-spacing="false" fo:line-height="100%" fo:text-align="justify" style:justify-single-word="false"/>
    </style:style>
    <style:style style:name="P18" style:family="paragraph" style:parent-style-name="Standard" style:list-style-name="WWNum10">
      <style:paragraph-properties fo:margin-top="0cm" fo:margin-bottom="0cm" style:contextual-spacing="false" fo:line-height="100%" fo:text-align="justify" style:justify-single-word="false"/>
    </style:style>
    <style:style style:name="P19" style:family="paragraph" style:parent-style-name="Standard" style:list-style-name="WWNum11">
      <style:paragraph-properties fo:margin-top="0cm" fo:margin-bottom="0cm" style:contextual-spacing="false" fo:line-height="100%" fo:text-align="justify" style:justify-single-word="false"/>
    </style:style>
    <style:style style:name="P20" style:family="paragraph" style:parent-style-name="Standard" style:list-style-name="WWNum12">
      <style:paragraph-properties fo:margin-top="0cm" fo:margin-bottom="0cm" style:contextual-spacing="false" fo:line-height="100%" fo:text-align="justify" style:justify-single-word="false"/>
    </style:style>
    <style:style style:name="P21" style:family="paragraph" style:parent-style-name="Standard" style:list-style-name="WWNum13">
      <style:paragraph-properties fo:margin-top="0cm" fo:margin-bottom="0cm" style:contextual-spacing="false" fo:line-height="100%" fo:text-align="justify" style:justify-single-word="false"/>
    </style:style>
    <style:style style:name="P22" style:family="paragraph" style:parent-style-name="Standard" style:list-style-name="WWNum14">
      <style:paragraph-properties fo:margin-top="0cm" fo:margin-bottom="0cm" style:contextual-spacing="false" fo:line-height="100%" fo:text-align="justify" style:justify-single-word="false"/>
    </style:style>
    <style:style style:name="P23" style:family="paragraph" style:parent-style-name="Standard" style:list-style-name="WWNum15">
      <style:paragraph-properties fo:margin-top="0cm" fo:margin-bottom="0cm" style:contextual-spacing="false" fo:line-height="100%" fo:text-align="justify" style:justify-single-word="false"/>
    </style:style>
    <style:style style:name="P24" style:family="paragraph" style:parent-style-name="Standard" style:list-style-name="WWNum16">
      <style:paragraph-properties fo:margin-top="0cm" fo:margin-bottom="0cm" style:contextual-spacing="false" fo:line-height="100%" fo:text-align="justify" style:justify-single-word="false"/>
    </style:style>
    <style:style style:name="P25" style:family="paragraph" style:parent-style-name="Standard" style:list-style-name="WWNum17">
      <style:paragraph-properties fo:margin-top="0cm" fo:margin-bottom="0cm" style:contextual-spacing="false" fo:line-height="100%" fo:text-align="justify" style:justify-single-word="false"/>
    </style:style>
    <style:style style:name="P26" style:family="paragraph" style:parent-style-name="Standard" style:list-style-name="WWNum18">
      <style:paragraph-properties fo:margin-top="0cm" fo:margin-bottom="0cm" style:contextual-spacing="false" fo:line-height="100%" fo:text-align="justify" style:justify-single-word="false"/>
    </style:style>
    <style:style style:name="P27" style:family="paragraph" style:parent-style-name="Standard" style:list-style-name="">
      <style:paragraph-properties fo:margin-top="0cm" fo:margin-bottom="0cm" style:contextual-spacing="false" fo:line-height="100%" fo:text-align="justify" style:justify-single-word="false"/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 style:list-style-name="">
      <style:paragraph-properties fo:margin-top="0cm" fo:margin-bottom="0cm" style:contextual-spacing="false" fo:line-height="100%" fo:text-align="justify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3" style:family="paragraph" style:parent-style-name="Standard" style:list-style-name="WWNum8">
      <style:paragraph-properties fo:margin-top="0cm" fo:margin-bottom="0cm" style:contextual-spacing="false" fo:line-height="100%"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paragraph-rsid="001600ec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194208" officeooo:paragraph-rsid="00194208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7" style:family="text">
      <style:text-properties style:font-name="Courier New" fo:font-size="10pt" style:font-name-asian="Times New Roman1" style:font-size-asian="10pt" style:font-name-complex="Courier New1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">Inventory Control System<text:tab/></text:span></text:p>
      <text:p text:style-name="P1" loext:marker-style-name="T3"><draw:rect text:anchor-type="as-char" style:rel-width="100%" draw:z-index="0" draw:style-name="gr1" draw:text-style-name="P36" svg:width="16.511cm" svg:height="0.054cm"><text:p/></draw:rect></text:p>
      <text:h text:style-name="P2" text:outline-level="2" loext:marker-style-name="T5"><text:span text:style-name="T5">1. Introduction</text:span><text:span text:style-name="T5"/></text:h>
      <text:h text:style-name="P2" text:outline-level="3" loext:marker-style-name="T6"><text:span text:style-name="T6">1.1 Purpose</text:span><text:span text:style-name="T6"/></text:h>
      <text:p text:style-name="P6" loext:marker-style-name="T3"><text:span text:style-name="T3">The </text:span><text:span text:style-name="T4">Inventory Control System (ICS)</text:span><text:span text:style-name="T3"> automates stock management and tracking for businesses. It ensures efficient monitoring of stock levels, supplier interactions, and order processing, reducing human errors and optimizing inventory management.</text:span></text:p>
      <text:p text:style-name="P7" loext:marker-style-name="T3"><text:span text:style-name="T4">Goals:</text:span><text:span text:style-name="T4"/></text:p>
      <text:list text:style-name="WWNum1">
        <text:list-item>
          <text:p text:style-name="P8" loext:marker-style-name="T3"><text:span text:style-name="T3">Automate stock tracking and order management.</text:span></text:p>
        </text:list-item>
        <text:list-item>
          <text:p text:style-name="P8" loext:marker-style-name="T3"><text:span text:style-name="T3">Provide real-time inventory updates.</text:span></text:p>
        </text:list-item>
        <text:list-item>
          <text:p text:style-name="P8" loext:marker-style-name="T3"><text:span text:style-name="T3">Optimize stock levels to prevent overstocking and stockouts.</text:span></text:p>
        </text:list-item>
        <text:list-item>
          <text:p text:style-name="P8" loext:marker-style-name="T3"><text:span text:style-name="T3">Improve decision-making through analytics and reporting.</text:span></text:p>
        </text:list-item>
      </text:list>
      <text:h text:style-name="P27" text:outline-level="3" loext:marker-style-name="T6"/>
      <text:h text:style-name="P3" text:outline-level="3" loext:marker-style-name="T6"><text:span text:style-name="T6">1.2 Document Conventions</text:span><text:span text:style-name="T6"/></text:h>
      <text:list text:style-name="WWNum2">
        <text:list-item>
          <text:p text:style-name="P9" loext:marker-style-name="T3"><text:span text:style-name="T4">UI Screens:</text:span><text:span text:style-name="T3"> Wireframe diagrams.</text:span></text:p>
        </text:list-item>
        <text:list-item>
          <text:p text:style-name="P9" loext:marker-style-name="T3"><text:span text:style-name="T4">Dates:</text:span><text:span text:style-name="T3"> yyyy-mm-dd format.</text:span></text:p>
        </text:list-item>
        <text:list-item>
          <text:p text:style-name="P9" loext:marker-style-name="T3"><text:span text:style-name="T4">Error Codes:</text:span><text:span text:style-name="T3"> Use </text:span><text:span text:style-name="T7">HTTP 4xx</text:span><text:span text:style-name="T3"> for client errors and </text:span><text:span text:style-name="T7">HTTP 5xx</text:span><text:span text:style-name="T3"> for server errors.</text:span></text:p>
        </text:list-item>
      </text:list>
      <text:h text:style-name="P27" text:outline-level="3" loext:marker-style-name="T6"/>
      <text:h text:style-name="P3" text:outline-level="3" loext:marker-style-name="T6"><text:span text:style-name="T6">1.3 Intended Audience and Reading Suggestions</text:span><text:span text:style-name="T6"/></text:h>
      <text:list text:style-name="WWNum3">
        <text:list-item>
          <text:p text:style-name="P10" loext:marker-style-name="T3"><text:span text:style-name="T4">Inventory Managers</text:span><text:span text:style-name="T3">: To oversee stock levels and orders.</text:span></text:p>
        </text:list-item>
        <text:list-item>
          <text:p text:style-name="P10" loext:marker-style-name="T3"><text:span text:style-name="T4">Business Owners</text:span><text:span text:style-name="T3">: For monitoring inventory performance.</text:span></text:p>
        </text:list-item>
        <text:list-item>
          <text:p text:style-name="P10" loext:marker-style-name="T3"><text:span text:style-name="T4">Developers</text:span><text:span text:style-name="T3">: To implement and maintain the system.</text:span></text:p>
        </text:list-item>
      </text:list>
      <text:h text:style-name="P27" text:outline-level="3" loext:marker-style-name="T6"/>
      <text:h text:style-name="P3" text:outline-level="3" loext:marker-style-name="T6"><text:span text:style-name="T6">1.4 Project Scope</text:span><text:span text:style-name="T6"/></text:h>
      <text:p text:style-name="P11" loext:marker-style-name="T3"><text:span text:style-name="T3">The LMS will:</text:span></text:p>
      <text:list text:style-name="WWNum4">
        <text:list-item>
          <text:p text:style-name="P12" loext:marker-style-name="T3"><text:span text:style-name="T3">Track inventory in real-time.</text:span></text:p>
        </text:list-item>
        <text:list-item>
          <text:p text:style-name="P12" loext:marker-style-name="T3"><text:span text:style-name="T3">Manage stock movement, order fulfillment, and supplier details.</text:span></text:p>
        </text:list-item>
        <text:list-item>
          <text:p text:style-name="P12" loext:marker-style-name="T3"><text:span text:style-name="T3">Generate analytical reports for decision-making.</text:span></text:p>
        </text:list-item>
        <text:list-item>
          <text:p text:style-name="P12" loext:marker-style-name="T3"><text:span text:style-name="T3">Support barcode integration for fast stock updates..</text:span></text:p>
        </text:list-item>
      </text:list>
      <text:p text:style-name="P11" loext:marker-style-name="T3"><text:span text:style-name="T4">Out of Scope:</text:span><text:span text:style-name="T4"/></text:p>
      <text:list text:style-name="WWNum5">
        <text:list-item>
          <text:p text:style-name="P13" loext:marker-style-name="T3"><text:span text:style-name="T3">Physical warehouse management.</text:span></text:p>
        </text:list-item>
        <text:list-item>
          <text:p text:style-name="P13" loext:marker-style-name="T3"><text:span text:style-name="T3">Multi-location inventory synchronization.</text:span></text:p>
        </text:list-item>
      </text:list>
      <text:h text:style-name="P27" text:outline-level="3" loext:marker-style-name="T6"/>
      <text:h text:style-name="P3" text:outline-level="3" loext:marker-style-name="T6"><text:span text:style-name="T6">1.5 References</text:span><text:span text:style-name="T6"/></text:h>
      <text:list text:style-name="WWNum6">
        <text:list-item>
          <text:p text:style-name="P14" loext:marker-style-name="T3"><text:span text:style-name="T3">IEEE 830-1998 SRS Standard.</text:span></text:p>
        </text:list-item>
        <text:list-item>
          <text:p text:style-name="P14" loext:marker-style-name="T3"><text:span text:style-name="T3">ISO/IEC 27001 for data security.</text:span></text:p>
        </text:list-item>
        <text:list-item>
          <text:p text:style-name="P14" loext:marker-style-name="T3"><text:span text:style-name="T3">Industry best practices for inventory management.</text:span></text:p>
        </text:list-item>
      </text:list>
      <text:p text:style-name="P31" loext:marker-style-name="T3"/>
      <text:h text:style-name="P3" text:outline-level="2" loext:marker-style-name="T5"><text:soft-page-break/><text:span text:style-name="T5">2. Overall Description</text:span></text:h>
      <text:h text:style-name="P27" text:outline-level="3" loext:marker-style-name="T6"/>
      <text:h text:style-name="P3" text:outline-level="3" loext:marker-style-name="T6"><text:span text:style-name="T6">2.1 Product Perspective</text:span><text:span text:style-name="T6"/></text:h>
      <text:p text:style-name="P7" loext:marker-style-name="T3"><text:span text:style-name="T3">The system replaces manual stock management with a digital platform. It integrates with supplier databases and automates stock updates.</text:span></text:p>
      <text:p text:style-name="P29" loext:marker-style-name="T4"/>
      <text:p text:style-name="P7" loext:marker-style-name="T3"><text:span text:style-name="T4">System Architecture:</text:span><text:span text:style-name="T4"/></text:p>
      <text:list text:style-name="WWNum7">
        <text:list-item>
          <text:p text:style-name="P15" loext:marker-style-name="T3"><text:span text:style-name="T4">Frontend:</text:span><text:span text:style-name="T3"> HTML, CSS, JavaScript (Web-based)</text:span></text:p>
        </text:list-item>
        <text:list-item>
          <text:p text:style-name="P15" loext:marker-style-name="T3"><text:span text:style-name="T4">Backend:</text:span><text:span text:style-name="T3"> Node.js/Python with REST APIs</text:span></text:p>
        </text:list-item>
        <text:list-item>
          <text:p text:style-name="P15" loext:marker-style-name="T3"><text:span text:style-name="T4">Database:</text:span><text:span text:style-name="T3"> MySQL/PostgreSQL</text:span></text:p>
        </text:list-item>
      </text:list>
      <text:h text:style-name="P27" text:outline-level="3" loext:marker-style-name="T6"/>
      <text:h text:style-name="P3" text:outline-level="3" loext:marker-style-name="T6"><text:span text:style-name="T6">2.2 Product Functions</text:span><text:span text:style-name="T6"/></text:h>
      <text:list text:style-name="WWNum8">
        <text:list-item>
          <text:p text:style-name="P33"><text:span text:style-name="T3">Inventory Management:</text:span></text:p>
          <text:list>
            <text:list-item>
              <text:p text:style-name="P16" loext:marker-style-name="T3"><text:span text:style-name="T3">Add, update, and remove product records.</text:span></text:p>
            </text:list-item>
            <text:list-item>
              <text:p text:style-name="P16" loext:marker-style-name="T3"><text:span text:style-name="T3">Real-time stock level tracking.</text:span></text:p>
            </text:list-item>
            <text:list-item>
              <text:p text:style-name="P16" loext:marker-style-name="T3"><text:span text:style-name="T3">Supplier and order management.</text:span></text:p>
            </text:list-item>
          </text:list>
        </text:list-item>
        <text:list-item>
          <text:p text:style-name="P33"><text:span text:style-name="T3">Order Processing:</text:span></text:p>
          <text:list>
            <text:list-item>
              <text:p text:style-name="P16" loext:marker-style-name="T3"><text:span text:style-name="T3">Generate purchase orders for low-stock items.</text:span></text:p>
            </text:list-item>
            <text:list-item>
              <text:p text:style-name="P16" loext:marker-style-name="T3"><text:span text:style-name="T3">Track incoming and outgoing inventory.</text:span></text:p>
            </text:list-item>
            <text:list-item>
              <text:p text:style-name="P16" loext:marker-style-name="T3"><text:span text:style-name="T3">Automate reorder alerts.</text:span></text:p>
            </text:list-item>
          </text:list>
        </text:list-item>
        <text:list-item>
          <text:p text:style-name="P33"><text:span text:style-name="T3">Reporting &amp; Analytics:</text:span></text:p>
          <text:list>
            <text:list-item>
              <text:p text:style-name="P16" loext:marker-style-name="T3"><text:span text:style-name="T3">Generate sales and inventory reports.</text:span></text:p>
            </text:list-item>
            <text:list-item>
              <text:p text:style-name="P16" loext:marker-style-name="T3"><text:span text:style-name="T3">Track stock turnover and aging reports.</text:span></text:p>
            </text:list-item>
          </text:list>
        </text:list-item>
      </text:list>
      <text:h text:style-name="P27" text:outline-level="3" loext:marker-style-name="T6"/>
      <text:h text:style-name="P3" text:outline-level="3" loext:marker-style-name="T6"><text:span text:style-name="T6">2.3 User Characteristics</text:span><text:span text:style-name="T6"/></text:h>
      <text:list text:style-name="WWNum9">
        <text:list-item>
          <text:p text:style-name="P17" loext:marker-style-name="T3"><text:span text:style-name="T4">Inventory Managers:</text:span><text:span text:style-name="T3"> Familiar with stock management concepts.</text:span></text:p>
        </text:list-item>
        <text:list-item>
          <text:p text:style-name="P17" loext:marker-style-name="T3"><text:span text:style-name="T4">Business Owners:</text:span><text:span text:style-name="T3"> Require dashboard insights for decision-making.</text:span></text:p>
        </text:list-item>
        <text:list-item>
          <text:p text:style-name="P17" loext:marker-style-name="T3"><text:span text:style-name="T4">Warehouse Staff:</text:span><text:span text:style-name="T3"> Need basic knowledge of barcode scanning.</text:span></text:p>
        </text:list-item>
      </text:list>
      <text:h text:style-name="P27" text:outline-level="3" loext:marker-style-name="T6"/>
      <text:h text:style-name="P3" text:outline-level="3" loext:marker-style-name="T6"><text:span text:style-name="T6">2.4 Constraints</text:span><text:span text:style-name="T6"/></text:h>
      <text:list text:style-name="WWNum10">
        <text:list-item>
          <text:p text:style-name="P18" loext:marker-style-name="T3"><text:span text:style-name="T3">System only works on modern web browsers.</text:span><text:span text:style-name="T3"/></text:p>
        </text:list-item>
        <text:list-item>
          <text:p text:style-name="P18" loext:marker-style-name="T3"><text:span text:style-name="T3">Maximum simultaneous user load: 500 users.</text:span><text:span text:style-name="T3"/></text:p>
        </text:list-item>
      </text:list>
      <text:h text:style-name="P27" text:outline-level="3" loext:marker-style-name="T6"/>
      <text:h text:style-name="P3" text:outline-level="3" loext:marker-style-name="T6"><text:span text:style-name="T6">2.5 Assumptions and Dependencies</text:span><text:span text:style-name="T6"/></text:h>
      <text:list text:style-name="WWNum11">
        <text:list-item>
          <text:p text:style-name="P19" loext:marker-style-name="T3"><text:span text:style-name="T3">Users must have valid credentials for authentication.</text:span></text:p>
        </text:list-item>
        <text:list-item>
          <text:p text:style-name="P19" loext:marker-style-name="T3"><text:span text:style-name="T3">System requires periodic database backups</text:span></text:p>
        </text:list-item>
      </text:list>
      <text:p text:style-name="P28" loext:marker-style-name="T3"/>
      <text:h text:style-name="P30" text:outline-level="2" loext:marker-style-name="T5"/>
      <text:h text:style-name="P30" text:outline-level="2" loext:marker-style-name="T5"/>
      <text:h text:style-name="P30" text:outline-level="2" loext:marker-style-name="T5"/>
      <text:h text:style-name="P30" text:outline-level="2" loext:marker-style-name="T5"/>
      <text:h text:style-name="P30" text:outline-level="2" loext:marker-style-name="T5"/>
      <text:h text:style-name="P3" text:outline-level="2" loext:marker-style-name="T5"><text:soft-page-break/><text:span text:style-name="T5">3. Specific Requirements</text:span><text:span text:style-name="T5"/></text:h>
      <text:h text:style-name="P27" text:outline-level="3" loext:marker-style-name="T6"/>
      <text:h text:style-name="P3" text:outline-level="3" loext:marker-style-name="T6"><text:span text:style-name="T6">3.1 Functional Requirements</text:span><text:span text:style-name="T6"/></text:h>
      <text:h text:style-name="P27" text:outline-level="3" loext:marker-style-name="T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 loext:marker-style-name="T4"><text:span text:style-name="T4">ID</text:span><text:span text:style-name="T4"/></text:p>
            </table:table-cell>
            <table:table-cell table:style-name="Table1.A1" office:value-type="string">
              <text:p text:style-name="P7" loext:marker-style-name="T4"><text:span text:style-name="T4">Requirement Description</text:span><text:span text:style-name="T4"/></text:p>
            </table:table-cell>
            <table:table-cell table:style-name="Table1.A1" office:value-type="string">
              <text:p text:style-name="P7" loext:marker-style-name="T4"><text:span text:style-name="T4">Priority</text:span><text:span text:style-name="T4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7" loext:marker-style-name="T3"><text:span text:style-name="T3">FR-1</text:span><text:span text:style-name="T3"/></text:p>
          </table:table-cell>
          <table:table-cell table:style-name="Table1.A1" office:value-type="string">
            <text:p text:style-name="P7" loext:marker-style-name="T3"><text:span text:style-name="T3">Users can register and log in using their credentials.</text:span><text:span text:style-name="T3"/></text:p>
          </table:table-cell>
          <table:table-cell table:style-name="Table1.A1" office:value-type="string">
            <text:p text:style-name="P7" loext:marker-style-name="T3"><text:span text:style-name="T3">Hig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><text:span text:style-name="T3">FR-2</text:span><text:span text:style-name="T3"/></text:p>
          </table:table-cell>
          <table:table-cell table:style-name="Table1.A1" office:value-type="string">
            <text:p text:style-name="P7" loext:marker-style-name="T3"><text:span text:style-name="T3">Inventory managers can add, update, and remove stock items.</text:span></text:p>
          </table:table-cell>
          <table:table-cell table:style-name="Table1.A1" office:value-type="string">
            <text:p text:style-name="P7" loext:marker-style-name="T3"><text:span text:style-name="T3">Hig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><text:span text:style-name="T3">FR-3</text:span><text:span text:style-name="T3"/></text:p>
          </table:table-cell>
          <table:table-cell table:style-name="Table1.A1" office:value-type="string">
            <text:p text:style-name="P7" loext:marker-style-name="T3"><text:span text:style-name="T3">System tracks real-time stock movement.</text:span></text:p>
          </table:table-cell>
          <table:table-cell table:style-name="Table1.A1" office:value-type="string">
            <text:p text:style-name="P35" loext:marker-style-name="T3"><text:span text:style-name="T3">High</text:span></text:p>
          </table:table-cell>
        </table:table-row>
        <table:table-row table:style-name="Table1.1">
          <table:table-cell table:style-name="Table1.A1" office:value-type="string">
            <text:p text:style-name="P7" loext:marker-style-name="T3"><text:span text:style-name="T3">FR-4</text:span><text:span text:style-name="T3"/></text:p>
          </table:table-cell>
          <table:table-cell table:style-name="Table1.A1" office:value-type="string">
            <text:p text:style-name="P7" loext:marker-style-name="T3"><text:span text:style-name="T3">Generate automated purchase orders for low-stock items.</text:span></text:p>
          </table:table-cell>
          <table:table-cell table:style-name="Table1.A1" office:value-type="string">
            <text:p text:style-name="P35" loext:marker-style-name="T3"><text:span text:style-name="T3">Medium</text:span></text:p>
          </table:table-cell>
        </table:table-row>
        <table:table-row table:style-name="Table1.1">
          <table:table-cell table:style-name="Table1.A1" office:value-type="string">
            <text:p text:style-name="P7" loext:marker-style-name="T3"><text:span text:style-name="T3">FR-5</text:span><text:span text:style-name="T3"/></text:p>
          </table:table-cell>
          <table:table-cell table:style-name="Table1.A1" office:value-type="string">
            <text:p text:style-name="P7" loext:marker-style-name="T3"><text:span text:style-name="T3">Suppliers can update order status.</text:span></text:p>
          </table:table-cell>
          <table:table-cell table:style-name="Table1.A1" office:value-type="string">
            <text:p text:style-name="P7" loext:marker-style-name="T3"><text:span text:style-name="T3">Medium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><text:span text:style-name="T3">FR-6</text:span><text:span text:style-name="T3"/></text:p>
          </table:table-cell>
          <table:table-cell table:style-name="Table1.A1" office:value-type="string">
            <text:p text:style-name="P7" loext:marker-style-name="T3"><text:span text:style-name="T3">Generate stock turnover and analytics reports. <text:s text:c="2"/></text:span></text:p>
          </table:table-cell>
          <table:table-cell table:style-name="Table1.A1" office:value-type="string">
            <text:p text:style-name="P7" loext:marker-style-name="T3"><text:span text:style-name="T3">High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7" loext:marker-style-name="T3"><text:span text:style-name="T3">FR-7</text:span><text:span text:style-name="T3"/></text:p>
          </table:table-cell>
          <table:table-cell table:style-name="Table1.A1" office:value-type="string">
            <text:p text:style-name="P7" loext:marker-style-name="T3"><text:span text:style-name="T3">Barcode integration for faster inventory updates. </text:span></text:p>
          </table:table-cell>
          <table:table-cell table:style-name="Table1.A1" office:value-type="string">
            <text:p text:style-name="P7" loext:marker-style-name="T3"><text:span text:style-name="T3">Low</text:span><text:span text:style-name="T3"/></text:p>
          </table:table-cell>
        </table:table-row>
      </table:table>
      <text:p text:style-name="P28" loext:marker-style-name="T3"/>
      <text:h text:style-name="P3" text:outline-level="3" loext:marker-style-name="T6"><text:span text:style-name="T6">3.2 External Interface Requirements</text:span><text:span text:style-name="T6"/></text:h>
      <text:p text:style-name="P29" loext:marker-style-name="T4"/>
      <text:p text:style-name="P7" loext:marker-style-name="T3"><text:span text:style-name="T4">3.2.1 User Interfaces:</text:span><text:span text:style-name="T4"/></text:p>
      <text:list text:style-name="WWNum12">
        <text:list-item>
          <text:p text:style-name="P20" loext:marker-style-name="T3"><text:span text:style-name="T4">Inventory Manager Dashboard:</text:span><text:span text:style-name="T3"> Manage products, track stock levels, generate reports.</text:span></text:p>
        </text:list-item>
        <text:list-item>
          <text:p text:style-name="P20" loext:marker-style-name="T3"><text:span text:style-name="T4">Supplier Portal:</text:span><text:span text:style-name="T3"> View and update order statuses.</text:span></text:p>
        </text:list-item>
      </text:list>
      <text:p text:style-name="P29" loext:marker-style-name="T4"/>
      <text:p text:style-name="P7" loext:marker-style-name="T3"><text:span text:style-name="T4">3.2.2 Hardware Interfaces:</text:span><text:span text:style-name="T4"/></text:p>
      <text:list text:style-name="WWNum13">
        <text:list-item>
          <text:p text:style-name="P21" loext:marker-style-name="T3"><text:span text:style-name="T3">Server: Minimum 8 GB RAM, 500 GB storage.</text:span><text:span text:style-name="T3"/></text:p>
        </text:list-item>
        <text:list-item>
          <text:p text:style-name="P21" loext:marker-style-name="T3"><text:span text:style-name="T3">User Devices: Desktop or mobile (min 2 GB RAM).</text:span><text:span text:style-name="T3"/></text:p>
        </text:list-item>
      </text:list>
      <text:p text:style-name="P29" loext:marker-style-name="T4"/>
      <text:p text:style-name="P7" loext:marker-style-name="T3"><text:span text:style-name="T4">3.2.3 Software Interfaces:</text:span><text:span text:style-name="T4"/></text:p>
      <text:list text:style-name="WWNum14">
        <text:list-item>
          <text:p text:style-name="P22" loext:marker-style-name="T3"><text:span text:style-name="T3">Integration with supplier databases.</text:span></text:p>
        </text:list-item>
        <text:list-item>
          <text:p text:style-name="P22" loext:marker-style-name="T3"><text:span text:style-name="T3">MySQL/PostgreSQL for data storage.</text:span></text:p>
        </text:list-item>
      </text:list>
      <text:p text:style-name="P28" loext:marker-style-name="T3"/>
      <text:h text:style-name="P3" text:outline-level="3" loext:marker-style-name="T6"><text:span text:style-name="T6">3.3 System Features</text:span><text:span text:style-name="T6"/></text:h>
      <text:p text:style-name="P29" loext:marker-style-name="T4"/>
      <text:p text:style-name="P7" loext:marker-style-name="T3"><text:span text:style-name="T4">Feature 1: User Authentication</text:span><text:span text:style-name="T4"/></text:p>
      <text:list text:style-name="WWNum15">
        <text:list-item>
          <text:p text:style-name="P23" loext:marker-style-name="T3"><text:span text:style-name="T3">Input: User credentials (username, password).</text:span><text:span text:style-name="T3"/></text:p>
        </text:list-item>
        <text:list-item>
          <text:p text:style-name="P23" loext:marker-style-name="T3"><text:span text:style-name="T3">Output: Access to dashboard on successful login.</text:span><text:span text:style-name="T3"/></text:p>
        </text:list-item>
      </text:list>
      <text:p text:style-name="P7" loext:marker-style-name="T3"><text:span text:style-name="T4">Feature 2: Stock Tracking</text:span></text:p>
      <text:list text:style-name="WWNum16">
        <text:list-item>
          <text:p text:style-name="P24" loext:marker-style-name="T3"><text:span text:style-name="T3">Input: Product ID, quantity.</text:span></text:p>
        </text:list-item>
        <text:list-item>
          <text:p text:style-name="P24" loext:marker-style-name="T3"><text:span text:style-name="T3">Output: Updated stock levels in real-time.</text:span></text:p>
        </text:list-item>
      </text:list>
      <text:p text:style-name="P7" loext:marker-style-name="T3"><text:span text:style-name="T4">Feature 3: Order Management</text:span></text:p>
      <text:list text:style-name="WWNum17">
        <text:list-item>
          <text:p text:style-name="P25" loext:marker-style-name="T3"><text:span text:style-name="T3">Input: Low-stock alerts, supplier details.</text:span></text:p>
        </text:list-item>
        <text:list-item>
          <text:p text:style-name="P25" loext:marker-style-name="T3"><text:span text:style-name="T3">Output: Automated purchase orders.</text:span></text:p>
        </text:list-item>
      </text:list>
      <text:p text:style-name="P28" loext:marker-style-name="T3"/>
      <text:h text:style-name="P27" text:outline-level="3" loext:marker-style-name="T6"/>
      <text:h text:style-name="P27" text:outline-level="3" loext:marker-style-name="T6"/>
      <text:h text:style-name="P27" text:outline-level="3" loext:marker-style-name="T6"/>
      <text:h text:style-name="P3" text:outline-level="3" loext:marker-style-name="T6"><text:soft-page-break/><text:span text:style-name="T6">3.4 Non-Functional Requirements</text:span><text:span text:style-name="T6"/></text:h>
      <text:h text:style-name="P27" text:outline-level="3" loext:marker-style-name="T6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7" loext:marker-style-name="T4"><text:span text:style-name="T4">Category</text:span><text:span text:style-name="T4"/></text:p>
            </table:table-cell>
            <table:table-cell table:style-name="Table2.A1" office:value-type="string">
              <text:p text:style-name="P7" loext:marker-style-name="T4"><text:span text:style-name="T4">Requirement</text:span><text:span text:style-name="T4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7" loext:marker-style-name="T3"><text:span text:style-name="T3">Performance</text:span><text:span text:style-name="T3"/></text:p>
          </table:table-cell>
          <table:table-cell table:style-name="Table2.A1" office:value-type="string">
            <text:p text:style-name="P7" loext:marker-style-name="T3"><text:span text:style-name="T3">System should process updates within 2 seconds.</text:span></text:p>
          </table:table-cell>
        </table:table-row>
        <table:table-row table:style-name="Table2.1">
          <table:table-cell table:style-name="Table2.A1" office:value-type="string">
            <text:p text:style-name="P7" loext:marker-style-name="T3"><text:span text:style-name="T3">Security</text:span><text:span text:style-name="T3"/></text:p>
          </table:table-cell>
          <table:table-cell table:style-name="Table2.A1" office:value-type="string">
            <text:p text:style-name="P7" loext:marker-style-name="T3"><text:span text:style-name="T3">Encrypt user credentials using AES-256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7" loext:marker-style-name="T3"><text:span text:style-name="T3">Availability</text:span><text:span text:style-name="T3"/></text:p>
          </table:table-cell>
          <table:table-cell table:style-name="Table2.A1" office:value-type="string">
            <text:p text:style-name="P7" loext:marker-style-name="T3"><text:span text:style-name="T3">System uptime of 99.9% annually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7" loext:marker-style-name="T3"><text:span text:style-name="T3">Usability</text:span><text:span text:style-name="T3"/></text:p>
          </table:table-cell>
          <table:table-cell table:style-name="Table2.A1" office:value-type="string">
            <text:p text:style-name="P7" loext:marker-style-name="T3"><text:span text:style-name="T3">Accessible via mobile and desktop devices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7" loext:marker-style-name="T3"><text:span text:style-name="T3">Maintainability</text:span><text:span text:style-name="T3"/></text:p>
          </table:table-cell>
          <table:table-cell table:style-name="Table2.A1" office:value-type="string">
            <text:p text:style-name="P7" loext:marker-style-name="T3"><text:span text:style-name="T3">Modular architecture for easy expansion.</text:span></text:p>
          </table:table-cell>
        </table:table-row>
      </table:table>
      <text:p text:style-name="P28" loext:marker-style-name="T3"/>
      <text:h text:style-name="P3" text:outline-level="3" loext:marker-style-name="T6"><text:span text:style-name="T6">3.5 Other Requirements</text:span><text:span text:style-name="T6"/></text:h>
      <text:list text:style-name="WWNum18">
        <text:list-item>
          <text:p text:style-name="P26" loext:marker-style-name="T3"><text:span text:style-name="T3">Must comply with industry data protection policies.</text:span></text:p>
        </text:list-item>
        <text:list-item>
          <text:p text:style-name="P26" loext:marker-style-name="T3"><text:span text:style-name="T3">Daily database backups required.</text:span></text:p>
        </text:list-item>
      </text:list>
      <text:p text:style-name="P28" loext:marker-style-name="T3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nesh.verma</meta:initial-creator>
    <meta:editing-cycles>3</meta:editing-cycles>
    <meta:creation-date>2025-02-18T08:54:00</meta:creation-date>
    <dc:date>2025-02-24T10:17:05.999000000</dc:date>
    <meta:editing-duration>PT10M24S</meta:editing-duration>
    <meta:generator>LibreOffice/24.2.5.2$Windows_X86_64 LibreOffice_project/bffef4ea93e59bebbeaf7f431bb02b1a39ee8a59</meta:generator>
    <meta:document-statistic meta:table-count="2" meta:image-count="0" meta:object-count="0" meta:page-count="4" meta:paragraph-count="122" meta:word-count="592" meta:character-count="4070" meta:non-whitespace-character-count="3648"/>
    <meta:user-defined meta:name="AppVersion">12.0000</meta:user-defined>
    <meta:template xlink:type="simple" xlink:actuate="onRequest" xlink:title="Normal" xlink:href=""/>
  </office:meta>
</office:document-meta>
</file>